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29" office:value-type="string" calcext:value-type="string">
            <text:p>'G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G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office:value-type="string" calcext:value-type="string">
            <text:p>';',</text:p>
          </table:table-cell>
          <table:table-cell table:number-columns-repeated="28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12" office:value-type="string" calcext:value-type="string">
            <text:p>'G',</text:p>
          </table:table-cell>
          <table:table-cell table:number-columns-repeated="8" office:value-type="string" calcext:value-type="string">
            <text:p>'=',</text:p>
          </table:table-cell>
          <table:table-cell table:number-columns-repeated="9" office:value-type="string" calcext:value-type="string">
            <text:p>'G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G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3:17:48.3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56:27.466000000</meta:creation-date>
    <dc:date>2016-07-19T23:21:12.534000000</dc:date>
    <meta:editing-duration>PT24M22S</meta:editing-duration>
    <meta:editing-cycles>7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